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65cb6" style:font-size-asian="14pt" style:font-size-complex="14pt"/>
    </style:style>
    <style:style style:name="P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0in"/>
        </style:tab-stops>
      </style:paragraph-properties>
      <style:text-properties style:font-name="Times new roman" fo:font-size="14pt" officeooo:rsid="0031a0dc" officeooo:paragraph-rsid="00391cf4" style:font-size-asian="14pt" style:font-size-complex="14pt"/>
    </style:style>
    <style:style style:name="P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4pt" officeooo:rsid="002e2699" officeooo:paragraph-rsid="002e2699" style:font-size-asian="14pt" style:font-size-complex="14pt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4pt" officeooo:rsid="0033a12d" officeooo:paragraph-rsid="0033a12d" style:font-size-asian="14pt" style:font-size-complex="14pt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4pt" officeooo:rsid="001a773b" officeooo:paragraph-rsid="001a773b" style:font-size-asian="14pt" style:font-size-complex="14pt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4pt" officeooo:rsid="0034fc17" officeooo:paragraph-rsid="0034fc17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size="14pt" officeooo:paragraph-rsid="00165cb6" style:font-size-asian="14pt" style:font-size-complex="14pt"/>
    </style:style>
    <style:style style:name="P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>
          <style:tab-stop style:position="0in"/>
        </style:tab-stops>
      </style:paragraph-properties>
      <style:text-properties style:font-name="Times new roman" fo:font-size="14pt" officeooo:rsid="002e2699" officeooo:paragraph-rsid="002e2699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3.9366in" fo:margin-right="0in" fo:text-align="start" style:justify-single-word="false" fo:text-indent="0.5in" style:auto-text-indent="false" style:page-number="auto" fo:background-color="transparent"/>
      <style:text-properties style:font-name="Times new roman" fo:font-size="14pt" officeooo:rsid="00448c96" officeooo:paragraph-rsid="00448c96" style:font-size-asian="14pt" style:font-size-complex="14pt"/>
    </style:style>
    <style:style style:name="P10" style:family="paragraph" style:parent-style-name="Standard">
      <loext:graphic-properties draw:fill="none"/>
      <style:paragraph-properties fo:margin-left="3.9366in" fo:margin-right="0in" fo:text-align="start" style:justify-single-word="false" fo:text-indent="0.5in" style:auto-text-indent="false" fo:background-color="transparent"/>
      <style:text-properties style:font-name="Times new roman" fo:font-size="14pt" officeooo:rsid="00448c96" officeooo:paragraph-rsid="00448c96" style:font-size-asian="14pt" style:font-size-complex="14pt"/>
    </style:style>
    <style:style style:name="P11" style:family="paragraph" style:parent-style-name="Standard">
      <loext:graphic-properties draw:fill="none"/>
      <style:paragraph-properties fo:margin-left="3.9366in" fo:margin-right="0in" fo:text-align="start" style:justify-single-word="false" fo:text-indent="0.5in" style:auto-text-indent="false" fo:background-color="transparent">
        <style:tab-stops/>
      </style:paragraph-properties>
      <style:text-properties style:font-name="Times new roman" fo:font-size="14pt" officeooo:rsid="00448c96" officeooo:paragraph-rsid="00448c96" style:font-size-asian="14pt" style:font-size-complex="14pt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2e2699" officeooo:paragraph-rsid="002e2699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0in"/>
        </style:tab-stops>
      </style:paragraph-properties>
      <style:text-properties style:font-name="Times new roman" fo:font-size="14pt" officeooo:rsid="00427787" officeooo:paragraph-rsid="00427787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0in"/>
        </style:tab-stops>
      </style:paragraph-properties>
      <style:text-properties style:font-name="Times new roman" fo:font-size="14pt" officeooo:rsid="004517a0" officeooo:paragraph-rsid="004517a0" style:font-size-asian="14pt" style:font-size-complex="14pt"/>
    </style:style>
    <style:style style:name="P1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size="14pt" officeooo:paragraph-rsid="00165cb6" style:font-size-asian="14pt" style:font-size-complex="14pt"/>
    </style:style>
    <style:style style:name="P16" style:family="paragraph" style:parent-style-name="Standard" style:master-page-name="">
      <loext:graphic-properties draw:fill="none"/>
      <style:paragraph-properties fo:margin-left="4in" fo:margin-right="0in" fo:text-align="start" style:justify-single-word="false" fo:text-indent="0.4366in" style:auto-text-indent="false" style:page-number="auto" fo:background-color="transparent">
        <style:tab-stops/>
      </style:paragraph-properties>
      <style:text-properties style:font-name="Times new roman" fo:font-size="14pt" officeooo:rsid="00448c96" officeooo:paragraph-rsid="00448c96" style:font-size-asian="14pt" style:font-size-complex="14pt"/>
    </style:style>
    <style:style style:name="T1" style:family="text">
      <style:text-properties officeooo:rsid="00165cb6"/>
    </style:style>
    <style:style style:name="T2" style:family="text">
      <style:text-properties officeooo:rsid="00168a53"/>
    </style:style>
    <style:style style:name="T3" style:family="text">
      <style:text-properties officeooo:rsid="001c575e"/>
    </style:style>
    <style:style style:name="T4" style:family="text">
      <style:text-properties officeooo:rsid="00268bad"/>
    </style:style>
    <style:style style:name="T5" style:family="text">
      <style:text-properties officeooo:rsid="002f56be"/>
    </style:style>
    <style:style style:name="T6" style:family="text">
      <style:text-properties officeooo:rsid="0031a0dc"/>
    </style:style>
    <style:style style:name="T7" style:family="text">
      <style:text-properties officeooo:rsid="0034e972"/>
    </style:style>
    <style:style style:name="T8" style:family="text">
      <style:text-properties officeooo:rsid="003690bc"/>
    </style:style>
    <style:style style:name="T9" style:family="text">
      <style:text-properties officeooo:rsid="0037e341"/>
    </style:style>
    <style:style style:name="T10" style:family="text">
      <style:text-properties officeooo:rsid="00391cf4"/>
    </style:style>
    <style:style style:name="T11" style:family="text">
      <style:text-properties officeooo:rsid="003d213d"/>
    </style:style>
    <style:style style:name="T12" style:family="text">
      <style:text-properties officeooo:rsid="00448c9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68a53" style:font-weight-asian="bold" style:font-weight-complex="bold"/>
    </style:style>
    <style:style style:name="T15" style:family="text">
      <style:text-properties fo:font-weight="bold" officeooo:rsid="003d213d" style:font-weight-asian="bold" style:font-weight-complex="bold"/>
    </style:style>
    <style:style style:name="T16" style:family="text">
      <style:text-properties fo:font-weight="bold" officeooo:rsid="0031a0dc" style:font-weight-asian="bold" style:font-weight-complex="bold"/>
    </style:style>
    <style:style style:name="T17" style:family="text">
      <style:text-properties fo:font-weight="bold" officeooo:rsid="002f56be" style:font-weight-asian="bold" style:font-weight-complex="bold"/>
    </style:style>
    <style:style style:name="T18" style:family="text">
      <style:text-properties fo:font-weight="bold" officeooo:rsid="003690bc" style:font-weight-asian="bold" style:font-weight-complex="bold"/>
    </style:style>
    <style:style style:name="T19" style:family="text">
      <style:text-properties fo:font-weight="bold" officeooo:rsid="00268bad" style:font-weight-asian="bold" style:font-weight-complex="bold"/>
    </style:style>
    <style:style style:name="T20" style:family="text">
      <style:text-properties fo:font-weight="normal" officeooo:rsid="00165cb6" style:font-weight-asian="normal" style:font-weight-complex="normal"/>
    </style:style>
    <style:style style:name="T21" style:family="text">
      <style:text-properties officeooo:rsid="0045c73b"/>
    </style:style>
    <style:style style:name="T22" style:family="text">
      <style:text-properties officeooo:rsid="004692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еферат</text:p>
      <text:p text:style-name="P1"><text:s/>на тему “<text:span text:style-name="T1">Сложность как феномен</text:span>“</text:p>
      <text:p text:style-name="P1"><text:s/>(Тема №<text:span text:style-name="T1">4</text:span>) </text:p>
      <text:p text:style-name="P7">Данной теме посвящена книга [4]. <text:span text:style-name="T2">Любой человек с детства широко использует термин «</text:span><text:span text:style-name="T14">сложность</text:span><text:span text:style-name="T2">». Однако, точно сказать, что именно он означает, как правило, затруднительно. В книге рассматривается вопрос, что такое сложные явления.</text:span></text:p>
      <text:p text:style-name="P4">Для большинства людей «<text:span text:style-name="T13">сложность</text:span>» ассоциируется с биологическими системами. <text:span text:style-name="T7">О</text:span>днако она также проявляется и в физике, и в химии и во многих других областях науки.</text:p>
      <text:p text:style-name="P5"><text:span text:style-name="T7">Так как о</text:span>дна и та же система помещенная в разные условия способна проявлять раз<text:span text:style-name="T3">личное</text:span> поведение: простое и сложное, правильнее говорить не об сложных системах, а об сложном поведении системы.</text:p>
      <text:p text:style-name="P6">Простое поведение системы является таковым, потому что состояние <text:span text:style-name="T12">системы</text:span> может быть однозначно определенно в зависимости от действующих на нее факторов. В сложном поведении всегда присутству<text:span text:style-name="T10">ю</text:span>т <text:span text:style-name="T4">стохастические эффекты</text:span>, которы<text:span text:style-name="T9">е</text:span> не позволя<text:span text:style-name="T9">ю</text:span>т <text:span text:style-name="T8">заранее </text:span>четко <text:span text:style-name="T8">предсказать</text:span> состояние <text:span text:style-name="T9">системы</text:span>. <text:span text:style-name="T8">Поэтому изучение сложного поведения носит </text:span><text:span text:style-name="T18">вероятностный</text:span><text:span text:style-name="T8"> подход.</text:span> <text:span text:style-name="T4">Особенно важную роль элементы </text:span><text:span text:style-name="T19">случайности</text:span><text:span text:style-name="T4"> играют вблизи точек бифуркации.</text:span> <text:s/></text:p>
      <text:p text:style-name="P3"><text:span text:style-name="T6">Наука разделяет несколько видов </text:span><text:span text:style-name="T16">сложности</text:span>: </text:p>
      <text:list xml:id="list1072318262092935353" text:style-name="L1">
        <text:list-item>
          <text:p text:style-name="P12"><text:span text:style-name="T13">алгоритмическая</text:span> <text:span text:style-name="T13">сложность</text:span>;</text:p>
        </text:list-item>
        <text:list-item>
          <text:p text:style-name="P12">физико-химическая <text:span text:style-name="T13">сложность</text:span>.</text:p>
        </text:list-item>
      </text:list>
      <text:p text:style-name="P8"><text:span text:style-name="T13">Алгоритмическая</text:span> <text:span text:style-name="T13">сложность</text:span> <text:span text:style-name="T5">некоторой последовательности данных — минимальная длина вычислительного </text:span><text:span text:style-name="T17">алгоритма</text:span><text:span text:style-name="T5">, который мог бы воспроизвести данную последовательность. </text:span></text:p>
      <text:p text:style-name="P2">Понятно, что <text:span text:style-name="T13">алгоритмическая</text:span> <text:span text:style-name="T13">случайность</text:span> (шум) существенно отличается от <text:span text:style-name="T13">случайности</text:span> физико-химических процессов. Однако хаотическая динамика наводит на мысль, что и <text:span text:style-name="T13">алгоритмическая</text:span>, и физико-химическая <text:span text:style-name="T13">сложности</text:span> имеют общую природу.</text:p>
      <text:p text:style-name="P2">Дать четкое определение физико-химической <text:span text:style-name="T13">сложности</text:span> является <text:span text:style-name="T11">нетривиальной задачей, требующей рассмотрения основных зависимостей и закономерностей, подробнейшим образом описанных в [4]. Таким образом, </text:span><text:span text:style-name="T15">сложность</text:span><text:span text:style-name="T11"> — это способность системы к переключению между различными типами поведения при изменении внешних условий.</text:span></text:p>
      <text:p text:style-name="P13">Чтобы понять происходящие вокруг нас события нужно построить их модель. Физико-химические системы, находящиеся вдали от равновесия могут служить в качестве прототипов для понимания других систем со сложным поведением, вне зависимости от их природы и степени изученности. </text:p>
      <text:p text:style-name="P14">В базовой морфологической модели архитектуры АСОИУ (автоматизированных систем обработки информации и управления) <text:s/>сложность размещается в страте методология. Так как <text:span text:style-name="T22">глобально </text:span>вопрос <text:span text:style-name="T21">сложности отвечает на вопрос «как?».</text:span></text:p>
      <text:p text:style-name="P7"><text:soft-page-break/>Вопросы <text:span text:style-name="T20">сложности</text:span><text:span text:style-name="T1"> в природе, ее свойств, а также сложности динамических систем</text:span> подробно рассмотрены далее в пояснительной записке курсовой работы.</text:p>
      <text:p text:style-name="P9">Группа ИУ5-21</text:p>
      <text:p text:style-name="P10">Студент Белоусов Евгений</text:p>
      <text:p text:style-name="P11">Подпись</text:p>
      <text:p text:style-name="P16">Дата 09.05.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20:57:50.467552304</meta:creation-date>
    <dc:date>2018-05-10T13:50:42.724205083</dc:date>
    <meta:editing-duration>PT4H8M47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2" meta:paragraph-count="20" meta:word-count="319" meta:character-count="2561" meta:non-whitespace-character-count="2253"/>
  </office:meta>
</office:document-meta>
</file>